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4.1311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PN</text:p>
          </table:table-cell>
          <table:table-cell table:style-name="Default" office:value-type="string" calcext:value-type="string">
            <text:p>PRICE1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EDSML0805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14-1-ND</text:p>
          </table:table-cell>
          <table:table-cell office:value-type="string" calcext:value-type="string">
            <text:p>0.288</text:p>
          </table:table-cell>
          <table:table-cell table:formula="of:=[.A2]*[.H2]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EDSML0805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69-1-ND</text:p>
          </table:table-cell>
          <table:table-cell office:value-type="string" calcext:value-type="string">
            <text:p>0.267</text:p>
          </table:table-cell>
          <table:table-cell table:formula="of:=[.A3]*[.H3]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02-1170-ND</text:p>
          </table:table-cell>
          <table:table-cell office:value-type="string" calcext:value-type="string">
            <text:p>1.833</text:p>
          </table:table-cell>
          <table:table-cell table:formula="of:=[.A4]*[.H4]" office:value-type="float" office:value="1.833" calcext:value-type="float">
            <text:p>1.833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952-2245-ND</text:p>
          </table:table-cell>
          <table:table-cell office:value-type="string" calcext:value-type="string">
            <text:p>0.155</text:p>
          </table:table-cell>
          <table:table-cell table:formula="of:=[.A5]*[.H5]"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8004-1-ND</text:p>
          </table:table-cell>
          <table:table-cell office:value-type="string" calcext:value-type="string">
            <text:p>0.13</text:p>
          </table:table-cell>
          <table:table-cell table:formula="of:=[.A6]*[.H6]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100ACT-ND</text:p>
          </table:table-cell>
          <table:table-cell office:value-type="string" calcext:value-type="string">
            <text:p>0.0196</text:p>
          </table:table-cell>
          <table:table-cell table:formula="of:=[.A7]*[.H7]"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10KACT-ND</text:p>
          </table:table-cell>
          <table:table-cell office:value-type="string" calcext:value-type="string">
            <text:p>0.0196</text:p>
          </table:table-cell>
          <table:table-cell table:formula="of:=[.A8]*[.H8]"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string" calcext:value-type="string">
            <text:p>68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680ACT-ND</text:p>
          </table:table-cell>
          <table:table-cell office:value-type="string" calcext:value-type="string">
            <text:p>0.0196</text:p>
          </table:table-cell>
          <table:table-cell table:formula="of:=[.A9]*[.H9]"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85-20SU</text:p>
          </table:table-cell>
          <table:table-cell office:value-type="string" calcext:value-type="string">
            <text:p>SOIC127P798X216-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-bit Microcontroller with In-System Programmable Flash</text:p>
          </table:table-cell>
          <table:table-cell office:value-type="string" calcext:value-type="string">
            <text:p>ATTINY85-20SU-ND</text:p>
          </table:table-cell>
          <table:table-cell office:value-type="string" calcext:value-type="string">
            <text:p>1.386</text:p>
          </table:table-cell>
          <table:table-cell table:formula="of:=[.A10]*[.H10]" office:value-type="float" office:value="1.386" calcext:value-type="float">
            <text:p>1.38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VRISP6_COMPACT</text:p>
          </table:table-cell>
          <table:table-cell office:value-type="string" calcext:value-type="string">
            <text:p>CON6P2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6-pin dual-row connector for Atmel AVRISP programmer interface</text:p>
          </table:table-cell>
          <table:table-cell office:value-type="string" calcext:value-type="string">
            <text:p>OR1108-ND</text:p>
          </table:table-cell>
          <table:table-cell office:value-type="string" calcext:value-type="string">
            <text:p>0.399</text:p>
          </table:table-cell>
          <table:table-cell table:formula="of:=[.A11]*[.H11]"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American symbol</text:p>
          </table:table-cell>
          <table:table-cell/>
          <table:table-cell table:style-name="Default"/>
          <table:table-cell table:formula="of:=[.A12]*[.H1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PLATES</text:p>
          </table:table-cell>
          <table:table-cell table:number-columns-repeated="2"/>
          <table:table-cell office:value-type="string" calcext:value-type="string">
            <text:p>Ponoko Laser Cut 1/16" Delrin</text:p>
          </table:table-cell>
          <table:table-cell/>
          <table:table-cell table:style-name="ce2" table:formula="of:=11.67/2" office:value-type="float" office:value="5.835" calcext:value-type="float">
            <text:p>5.835</text:p>
          </table:table-cell>
          <table:table-cell table:formula="of:=[.A13]*[.H13]" office:value-type="float" office:value="5.835" calcext:value-type="float">
            <text:p>5.83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Frame bolt</text:p>
          </table:table-cell>
          <table:table-cell table:number-columns-repeated="2"/>
          <table:table-cell office:value-type="string" calcext:value-type="string">
            <text:p>M2x14 bolt 18-8 stainless</text:p>
          </table:table-cell>
          <table:table-cell office:value-type="string" calcext:value-type="string">
            <text:p>McMaster 92000A020</text:p>
          </table:table-cell>
          <table:table-cell table:style-name="ce2" table:formula="of:=4.83/100" office:value-type="float" office:value="0.0483" calcext:value-type="float">
            <text:p>0.0483</text:p>
          </table:table-cell>
          <table:table-cell table:formula="of:=[.A14]*[.H14]" office:value-type="float" office:value="0.1932" calcext:value-type="float">
            <text:p>0.19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Frame nut</text:p>
          </table:table-cell>
          <table:table-cell table:number-columns-repeated="2"/>
          <table:table-cell office:value-type="string" calcext:value-type="string">
            <text:p>M2 nut 18-8 stainless</text:p>
          </table:table-cell>
          <table:table-cell office:value-type="string" calcext:value-type="string">
            <text:p>McMaster 91828A111</text:p>
          </table:table-cell>
          <table:table-cell table:style-name="ce2" table:formula="of:=4.5/100" office:value-type="float" office:value="0.045" calcext:value-type="float">
            <text:p>0.045</text:p>
          </table:table-cell>
          <table:table-cell table:formula="of:=[.A15]*[.H15]" office:value-type="float" office:value="0.18" calcext:value-type="float">
            <text:p>0.18</text:p>
          </table:table-cell>
        </table:table-row>
        <table:table-row table:style-name="ro1" table:number-rows-repeated="4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 office:value-type="string" calcext:value-type="string">
            <text:p>TOTAL</text:p>
          </table:table-cell>
          <table:table-cell table:formula="of:=SUM([.I2:.I19])" office:value-type="float" office:value="10.7642" calcext:value-type="float">
            <text:p>10.7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07:16:22.015861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23T07:16:41.501903671</dc:date>
    <meta:editing-duration>PT7S</meta:editing-duration>
    <meta:editing-cycles>2</meta:editing-cycles>
    <meta:document-statistic meta:table-count="1" meta:cell-count="121" meta:object-count="0"/>
  </office:meta>
</office:document-meta>
</file>